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e Stats (Average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127609764" calcext:value-type="float">
            <text:p>127609764</text:p>
          </table:table-cell>
          <table:table-cell office:value-type="float" office:value="11.9515693342881" calcext:value-type="float">
            <text:p>11.9515693342881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81166176" calcext:value-type="float">
            <text:p>81166176</text:p>
          </table:table-cell>
          <table:table-cell office:value-type="float" office:value="7.60179432714121" calcext:value-type="float">
            <text:p>7.60179432714121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80904386" calcext:value-type="float">
            <text:p>80904386</text:p>
          </table:table-cell>
          <table:table-cell office:value-type="float" office:value="7.5772758166609" calcext:value-type="float">
            <text:p>7.5772758166609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74891568" calcext:value-type="float">
            <text:p>74891568</text:p>
          </table:table-cell>
          <table:table-cell office:value-type="float" office:value="7.014132300296" calcext:value-type="float">
            <text:p>7.014132300296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72833013" calcext:value-type="float">
            <text:p>72833013</text:p>
          </table:table-cell>
          <table:table-cell office:value-type="float" office:value="6.82133386513123" calcext:value-type="float">
            <text:p>6.82133386513123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67971895" calcext:value-type="float">
            <text:p>67971895</text:p>
          </table:table-cell>
          <table:table-cell office:value-type="float" office:value="6.36605531121779" calcext:value-type="float">
            <text:p>6.36605531121779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67910132" calcext:value-type="float">
            <text:p>67910132</text:p>
          </table:table-cell>
          <table:table-cell office:value-type="float" office:value="6.36027076343982" calcext:value-type="float">
            <text:p>6.36027076343982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65848219" calcext:value-type="float">
            <text:p>65848219</text:p>
          </table:table-cell>
          <table:table-cell office:value-type="float" office:value="6.16715782749888" calcext:value-type="float">
            <text:p>6.16715782749888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47193223" calcext:value-type="float">
            <text:p>47193223</text:p>
          </table:table-cell>
          <table:table-cell office:value-type="float" office:value="4.4199836996252" calcext:value-type="float">
            <text:p>4.4199836996252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46772825" calcext:value-type="float">
            <text:p>46772825</text:p>
          </table:table-cell>
          <table:table-cell office:value-type="float" office:value="4.38061041275825" calcext:value-type="float">
            <text:p>4.38061041275825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44741129" calcext:value-type="float">
            <text:p>44741129</text:p>
          </table:table-cell>
          <table:table-cell office:value-type="float" office:value="4.19032751551697" calcext:value-type="float">
            <text:p>4.19032751551697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43642224" calcext:value-type="float">
            <text:p>43642224</text:p>
          </table:table-cell>
          <table:table-cell office:value-type="float" office:value="4.08740718334477" calcext:value-type="float">
            <text:p>4.08740718334477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31099027" calcext:value-type="float">
            <text:p>31099027</text:p>
          </table:table-cell>
          <table:table-cell office:value-type="float" office:value="2.91264685215934" calcext:value-type="float">
            <text:p>2.91264685215934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29083239" calcext:value-type="float">
            <text:p>29083239</text:p>
          </table:table-cell>
          <table:table-cell office:value-type="float" office:value="2.72385385317514" calcext:value-type="float">
            <text:p>2.72385385317514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29053626" calcext:value-type="float">
            <text:p>29053626</text:p>
          </table:table-cell>
          <table:table-cell office:value-type="float" office:value="2.72108038340604" calcext:value-type="float">
            <text:p>2.72108038340604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25005217" calcext:value-type="float">
            <text:p>25005217</text:p>
          </table:table-cell>
          <table:table-cell office:value-type="float" office:value="2.34191785429851" calcext:value-type="float">
            <text:p>2.34191785429851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23999191" calcext:value-type="float">
            <text:p>23999191</text:p>
          </table:table-cell>
          <table:table-cell office:value-type="float" office:value="2.24769630639958" calcext:value-type="float">
            <text:p>2.24769630639958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23125838" calcext:value-type="float">
            <text:p>23125838</text:p>
          </table:table-cell>
          <table:table-cell office:value-type="float" office:value="2.1659005361887" calcext:value-type="float">
            <text:p>2.1659005361887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21560005" calcext:value-type="float">
            <text:p>21560005</text:p>
          </table:table-cell>
          <table:table-cell office:value-type="float" office:value="2.01924904903905" calcext:value-type="float">
            <text:p>2.01924904903905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19311194" calcext:value-type="float">
            <text:p>19311194</text:p>
          </table:table-cell>
          <table:table-cell office:value-type="float" office:value="1.808631775378" calcext:value-type="float">
            <text:p>1.808631775378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14119248" calcext:value-type="float">
            <text:p>14119248</text:p>
          </table:table-cell>
          <table:table-cell office:value-type="float" office:value="1.32236880729603" calcext:value-type="float">
            <text:p>1.32236880729603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8970365" calcext:value-type="float">
            <text:p>8970365</text:p>
          </table:table-cell>
          <table:table-cell office:value-type="float" office:value="0.840138997916891" calcext:value-type="float">
            <text:p>0.840138997916891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6460026" calcext:value-type="float">
            <text:p>6460026</text:p>
          </table:table-cell>
          <table:table-cell office:value-type="float" office:value="0.605027751954025" calcext:value-type="float">
            <text:p>0.605027751954025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6138804" calcext:value-type="float">
            <text:p>6138804</text:p>
          </table:table-cell>
          <table:table-cell office:value-type="float" office:value="0.574943008558537" calcext:value-type="float">
            <text:p>0.574943008558537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4664879" calcext:value-type="float">
            <text:p>4664879</text:p>
          </table:table-cell>
          <table:table-cell office:value-type="float" office:value="0.436899364570288" calcext:value-type="float">
            <text:p>0.436899364570288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2462341" calcext:value-type="float">
            <text:p>2462341</text:p>
          </table:table-cell>
          <table:table-cell office:value-type="float" office:value="0.230615889127106" calcext:value-type="float">
            <text:p>0.230615889127106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630743" calcext:value-type="float">
            <text:p>630743</text:p>
          </table:table-cell>
          <table:table-cell office:value-type="float" office:value="0.0590736042472178" calcext:value-type="float">
            <text:p>0.0590736042472178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423982" calcext:value-type="float">
            <text:p>423982</text:p>
          </table:table-cell>
          <table:table-cell office:value-type="float" office:value="0.0397089541634927" calcext:value-type="float">
            <text:p>0.0397089541634927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131636" calcext:value-type="float">
            <text:p>131636</text:p>
          </table:table-cell>
          <table:table-cell office:value-type="float" office:value="0.0123286552029698" calcext:value-type="float">
            <text:p>0.0123286552029698</text:p>
          </table:table-cell>
        </table:table-row>
      </table:table>
      <table:table table:name="Rune Stats (Median)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665" calcext:value-type="float">
            <text:p>665</text:p>
          </table:table-cell>
          <table:table-cell office:value-type="float" office:value="11.9158181336132" calcext:value-type="float">
            <text:p>11.9158181336132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433" calcext:value-type="float">
            <text:p>433</text:p>
          </table:table-cell>
          <table:table-cell office:value-type="float" office:value="7.63625303327338" calcext:value-type="float">
            <text:p>7.63625303327338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427" calcext:value-type="float">
            <text:p>427</text:p>
          </table:table-cell>
          <table:table-cell office:value-type="float" office:value="7.48939269781674" calcext:value-type="float">
            <text:p>7.48939269781674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395" calcext:value-type="float">
            <text:p>395</text:p>
          </table:table-cell>
          <table:table-cell office:value-type="float" office:value="7.03032104637337" calcext:value-type="float">
            <text:p>7.03032104637337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388" calcext:value-type="float">
            <text:p>388</text:p>
          </table:table-cell>
          <table:table-cell office:value-type="float" office:value="6.82438580527753" calcext:value-type="float">
            <text:p>6.82438580527753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362" calcext:value-type="float">
            <text:p>362</text:p>
          </table:table-cell>
          <table:table-cell office:value-type="float" office:value="6.38985261726226" calcext:value-type="float">
            <text:p>6.38985261726226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354" calcext:value-type="float">
            <text:p>354</text:p>
          </table:table-cell>
          <table:table-cell office:value-type="float" office:value="6.23022836243532" calcext:value-type="float">
            <text:p>6.23022836243532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347" calcext:value-type="float">
            <text:p>347</text:p>
          </table:table-cell>
          <table:table-cell office:value-type="float" office:value="6.14470546847516" calcext:value-type="float">
            <text:p>6.14470546847516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254" calcext:value-type="float">
            <text:p>254</text:p>
          </table:table-cell>
          <table:table-cell office:value-type="float" office:value="4.4543429844098" calcext:value-type="float">
            <text:p>4.4543429844098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253" calcext:value-type="float">
            <text:p>253</text:p>
          </table:table-cell>
          <table:table-cell office:value-type="float" office:value="4.43408301334796" calcext:value-type="float">
            <text:p>4.43408301334796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235" calcext:value-type="float">
            <text:p>235</text:p>
          </table:table-cell>
          <table:table-cell office:value-type="float" office:value="4.10445705470773" calcext:value-type="float">
            <text:p>4.10445705470773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227" calcext:value-type="float">
            <text:p>227</text:p>
          </table:table-cell>
          <table:table-cell office:value-type="float" office:value="3.95056512094645" calcext:value-type="float">
            <text:p>3.95056512094645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162" calcext:value-type="float">
            <text:p>162</text:p>
          </table:table-cell>
          <table:table-cell office:value-type="float" office:value="2.8012553216983" calcext:value-type="float">
            <text:p>2.8012553216983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145" calcext:value-type="float">
            <text:p>145</text:p>
          </table:table-cell>
          <table:table-cell office:value-type="float" office:value="2.60416666666667" calcext:value-type="float">
            <text:p>2.60416666666667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133" calcext:value-type="float">
            <text:p>133</text:p>
          </table:table-cell>
          <table:table-cell office:value-type="float" office:value="2.28277198734749" calcext:value-type="float">
            <text:p>2.28277198734749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129" calcext:value-type="float">
            <text:p>129</text:p>
          </table:table-cell>
          <table:table-cell office:value-type="float" office:value="2.26562848430113" calcext:value-type="float">
            <text:p>2.26562848430113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128" calcext:value-type="float">
            <text:p>128</text:p>
          </table:table-cell>
          <table:table-cell office:value-type="float" office:value="2.24597872285264" calcext:value-type="float">
            <text:p>2.24597872285264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116" calcext:value-type="float">
            <text:p>116</text:p>
          </table:table-cell>
          <table:table-cell office:value-type="float" office:value="2.07192699946323" calcext:value-type="float">
            <text:p>2.07192699946323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117" calcext:value-type="float">
            <text:p>117</text:p>
          </table:table-cell>
          <table:table-cell office:value-type="float" office:value="2.02578268876611" calcext:value-type="float">
            <text:p>2.02578268876611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101" calcext:value-type="float">
            <text:p>101</text:p>
          </table:table-cell>
          <table:table-cell office:value-type="float" office:value="1.73339072138963" calcext:value-type="float">
            <text:p>1.73339072138963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77" calcext:value-type="float">
            <text:p>77</text:p>
          </table:table-cell>
          <table:table-cell office:value-type="float" office:value="1.30945027794935" calcext:value-type="float">
            <text:p>1.30945027794935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48" calcext:value-type="float">
            <text:p>48</text:p>
          </table:table-cell>
          <table:table-cell office:value-type="float" office:value="0.805814504661084" calcext:value-type="float">
            <text:p>0.805814504661084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33" calcext:value-type="float">
            <text:p>33</text:p>
          </table:table-cell>
          <table:table-cell office:value-type="float" office:value="0.559773291816814" calcext:value-type="float">
            <text:p>0.559773291816814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30" calcext:value-type="float">
            <text:p>30</text:p>
          </table:table-cell>
          <table:table-cell office:value-type="float" office:value="0.547945205479452" calcext:value-type="float">
            <text:p>0.547945205479452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17" calcext:value-type="float">
            <text:p>17</text:p>
          </table:table-cell>
          <table:table-cell office:value-type="float" office:value="0.25451180009255" calcext:value-type="float">
            <text:p>0.25451180009255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13" calcext:value-type="float">
            <text:p>13</text:p>
          </table:table-cell>
          <table:table-cell office:value-type="float" office:value="0.196001415924455" calcext:value-type="float">
            <text:p>0.196001415924455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5" calcext:value-type="float">
            <text:p>5</text:p>
          </table:table-cell>
          <table:table-cell office:value-type="float" office:value="0.0605724094219128" calcext:value-type="float">
            <text:p>0.0605724094219128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4" calcext:value-type="float">
            <text:p>4</text:p>
          </table:table-cell>
          <table:table-cell office:value-type="float" office:value="0.0418126943364164" calcext:value-type="float">
            <text:p>0.0418126943364164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2" calcext:value-type="float">
            <text:p>2</text:p>
          </table:table-cell>
          <table:table-cell office:value-type="float" office:value="0.016651865008881" calcext:value-type="float">
            <text:p>0.016651865008881</text:p>
          </table:table-cell>
        </table:table-row>
      </table:table>
      <table:table table:name="0-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34" calcext:value-type="float">
            <text:p>34</text:p>
          </table:table-cell>
          <table:table-cell office:value-type="float" office:value="4.6639231824417" calcext:value-type="float">
            <text:p>4.6639231824417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31" calcext:value-type="float">
            <text:p>31</text:p>
          </table:table-cell>
          <table:table-cell office:value-type="float" office:value="4.25240054869685" calcext:value-type="float">
            <text:p>4.25240054869685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30" calcext:value-type="float">
            <text:p>30</text:p>
          </table:table-cell>
          <table:table-cell office:value-type="float" office:value="4.11522633744856" calcext:value-type="float">
            <text:p>4.11522633744856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30" calcext:value-type="float">
            <text:p>30</text:p>
          </table:table-cell>
          <table:table-cell office:value-type="float" office:value="4.11522633744856" calcext:value-type="float">
            <text:p>4.11522633744856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30" calcext:value-type="float">
            <text:p>30</text:p>
          </table:table-cell>
          <table:table-cell office:value-type="float" office:value="4.11522633744856" calcext:value-type="float">
            <text:p>4.11522633744856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29" calcext:value-type="float">
            <text:p>29</text:p>
          </table:table-cell>
          <table:table-cell office:value-type="float" office:value="3.97805212620027" calcext:value-type="float">
            <text:p>3.97805212620027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29" calcext:value-type="float">
            <text:p>29</text:p>
          </table:table-cell>
          <table:table-cell office:value-type="float" office:value="3.97805212620027" calcext:value-type="float">
            <text:p>3.97805212620027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28" calcext:value-type="float">
            <text:p>28</text:p>
          </table:table-cell>
          <table:table-cell office:value-type="float" office:value="3.84087791495199" calcext:value-type="float">
            <text:p>3.84087791495199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28" calcext:value-type="float">
            <text:p>28</text:p>
          </table:table-cell>
          <table:table-cell office:value-type="float" office:value="3.84087791495199" calcext:value-type="float">
            <text:p>3.84087791495199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28" calcext:value-type="float">
            <text:p>28</text:p>
          </table:table-cell>
          <table:table-cell office:value-type="float" office:value="3.84087791495199" calcext:value-type="float">
            <text:p>3.84087791495199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28" calcext:value-type="float">
            <text:p>28</text:p>
          </table:table-cell>
          <table:table-cell office:value-type="float" office:value="3.84087791495199" calcext:value-type="float">
            <text:p>3.84087791495199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27" calcext:value-type="float">
            <text:p>27</text:p>
          </table:table-cell>
          <table:table-cell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25" calcext:value-type="float">
            <text:p>25</text:p>
          </table:table-cell>
          <table:table-cell office:value-type="float" office:value="3.42935528120713" calcext:value-type="float">
            <text:p>3.42935528120713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25" calcext:value-type="float">
            <text:p>25</text:p>
          </table:table-cell>
          <table:table-cell office:value-type="float" office:value="3.42935528120713" calcext:value-type="float">
            <text:p>3.42935528120713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24" calcext:value-type="float">
            <text:p>24</text:p>
          </table:table-cell>
          <table:table-cell office:value-type="float" office:value="3.29218106995885" calcext:value-type="float">
            <text:p>3.29218106995885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24" calcext:value-type="float">
            <text:p>24</text:p>
          </table:table-cell>
          <table:table-cell office:value-type="float" office:value="3.29218106995885" calcext:value-type="float">
            <text:p>3.29218106995885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24" calcext:value-type="float">
            <text:p>24</text:p>
          </table:table-cell>
          <table:table-cell office:value-type="float" office:value="3.29218106995885" calcext:value-type="float">
            <text:p>3.29218106995885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24" calcext:value-type="float">
            <text:p>24</text:p>
          </table:table-cell>
          <table:table-cell office:value-type="float" office:value="3.29218106995885" calcext:value-type="float">
            <text:p>3.29218106995885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23" calcext:value-type="float">
            <text:p>23</text:p>
          </table:table-cell>
          <table:table-cell office:value-type="float" office:value="3.15500685871056" calcext:value-type="float">
            <text:p>3.15500685871056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23" calcext:value-type="float">
            <text:p>23</text:p>
          </table:table-cell>
          <table:table-cell office:value-type="float" office:value="3.15500685871056" calcext:value-type="float">
            <text:p>3.15500685871056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23" calcext:value-type="float">
            <text:p>23</text:p>
          </table:table-cell>
          <table:table-cell office:value-type="float" office:value="3.15500685871056" calcext:value-type="float">
            <text:p>3.15500685871056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23" calcext:value-type="float">
            <text:p>23</text:p>
          </table:table-cell>
          <table:table-cell office:value-type="float" office:value="3.15500685871056" calcext:value-type="float">
            <text:p>3.15500685871056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22" calcext:value-type="float">
            <text:p>22</text:p>
          </table:table-cell>
          <table:table-cell office:value-type="float" office:value="3.01783264746228" calcext:value-type="float">
            <text:p>3.01783264746228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22" calcext:value-type="float">
            <text:p>22</text:p>
          </table:table-cell>
          <table:table-cell office:value-type="float" office:value="3.01783264746228" calcext:value-type="float">
            <text:p>3.01783264746228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21" calcext:value-type="float">
            <text:p>21</text:p>
          </table:table-cell>
          <table:table-cell office:value-type="float" office:value="2.88065843621399" calcext:value-type="float">
            <text:p>2.88065843621399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20" calcext:value-type="float">
            <text:p>20</text:p>
          </table:table-cell>
          <table:table-cell office:value-type="float" office:value="2.74348422496571" calcext:value-type="float">
            <text:p>2.74348422496571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19" calcext:value-type="float">
            <text:p>19</text:p>
          </table:table-cell>
          <table:table-cell office:value-type="float" office:value="2.60631001371742" calcext:value-type="float">
            <text:p>2.60631001371742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18" calcext:value-type="float">
            <text:p>18</text:p>
          </table:table-cell>
          <table:table-cell office:value-type="float" office:value="2.46913580246914" calcext:value-type="float">
            <text:p>2.46913580246914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17" calcext:value-type="float">
            <text:p>17</text:p>
          </table:table-cell>
          <table:table-cell office:value-type="float" office:value="2.33196159122085" calcext:value-type="float">
            <text:p>2.33196159122085</text:p>
          </table:table-cell>
        </table:table-row>
      </table:table>
      <table:table table:name="3-7" table:style-name="ta1"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52" calcext:value-type="float">
            <text:p>52</text:p>
          </table:table-cell>
          <table:table-cell office:value-type="float" office:value="4.54148471615721" calcext:value-type="float">
            <text:p>4.54148471615721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50" calcext:value-type="float">
            <text:p>50</text:p>
          </table:table-cell>
          <table:table-cell office:value-type="float" office:value="4.36681222707424" calcext:value-type="float">
            <text:p>4.36681222707424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50" calcext:value-type="float">
            <text:p>50</text:p>
          </table:table-cell>
          <table:table-cell office:value-type="float" office:value="4.36681222707424" calcext:value-type="float">
            <text:p>4.36681222707424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49" calcext:value-type="float">
            <text:p>49</text:p>
          </table:table-cell>
          <table:table-cell office:value-type="float" office:value="4.27947598253275" calcext:value-type="float">
            <text:p>4.27947598253275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49" calcext:value-type="float">
            <text:p>49</text:p>
          </table:table-cell>
          <table:table-cell office:value-type="float" office:value="4.27947598253275" calcext:value-type="float">
            <text:p>4.27947598253275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46" calcext:value-type="float">
            <text:p>46</text:p>
          </table:table-cell>
          <table:table-cell office:value-type="float" office:value="4.0174672489083" calcext:value-type="float">
            <text:p>4.0174672489083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44" calcext:value-type="float">
            <text:p>44</text:p>
          </table:table-cell>
          <table:table-cell office:value-type="float" office:value="3.84279475982533" calcext:value-type="float">
            <text:p>3.84279475982533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43" calcext:value-type="float">
            <text:p>43</text:p>
          </table:table-cell>
          <table:table-cell office:value-type="float" office:value="3.75545851528384" calcext:value-type="float">
            <text:p>3.75545851528384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43" calcext:value-type="float">
            <text:p>43</text:p>
          </table:table-cell>
          <table:table-cell office:value-type="float" office:value="3.75545851528384" calcext:value-type="float">
            <text:p>3.75545851528384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43" calcext:value-type="float">
            <text:p>43</text:p>
          </table:table-cell>
          <table:table-cell office:value-type="float" office:value="3.75545851528384" calcext:value-type="float">
            <text:p>3.75545851528384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42" calcext:value-type="float">
            <text:p>42</text:p>
          </table:table-cell>
          <table:table-cell office:value-type="float" office:value="3.66812227074236" calcext:value-type="float">
            <text:p>3.66812227074236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42" calcext:value-type="float">
            <text:p>42</text:p>
          </table:table-cell>
          <table:table-cell office:value-type="float" office:value="3.66812227074236" calcext:value-type="float">
            <text:p>3.66812227074236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41" calcext:value-type="float">
            <text:p>41</text:p>
          </table:table-cell>
          <table:table-cell office:value-type="float" office:value="3.58078602620087" calcext:value-type="float">
            <text:p>3.58078602620087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40" calcext:value-type="float">
            <text:p>40</text:p>
          </table:table-cell>
          <table:table-cell office:value-type="float" office:value="3.49344978165939" calcext:value-type="float">
            <text:p>3.49344978165939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39" calcext:value-type="float">
            <text:p>39</text:p>
          </table:table-cell>
          <table:table-cell office:value-type="float" office:value="3.4061135371179" calcext:value-type="float">
            <text:p>3.4061135371179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38" calcext:value-type="float">
            <text:p>38</text:p>
          </table:table-cell>
          <table:table-cell office:value-type="float" office:value="3.31877729257642" calcext:value-type="float">
            <text:p>3.31877729257642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38" calcext:value-type="float">
            <text:p>38</text:p>
          </table:table-cell>
          <table:table-cell office:value-type="float" office:value="3.31877729257642" calcext:value-type="float">
            <text:p>3.31877729257642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37" calcext:value-type="float">
            <text:p>37</text:p>
          </table:table-cell>
          <table:table-cell office:value-type="float" office:value="3.23144104803493" calcext:value-type="float">
            <text:p>3.23144104803493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37" calcext:value-type="float">
            <text:p>37</text:p>
          </table:table-cell>
          <table:table-cell office:value-type="float" office:value="3.23144104803493" calcext:value-type="float">
            <text:p>3.23144104803493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36" calcext:value-type="float">
            <text:p>36</text:p>
          </table:table-cell>
          <table:table-cell office:value-type="float" office:value="3.14410480349345" calcext:value-type="float">
            <text:p>3.14410480349345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35" calcext:value-type="float">
            <text:p>35</text:p>
          </table:table-cell>
          <table:table-cell office:value-type="float" office:value="3.05676855895197" calcext:value-type="float">
            <text:p>3.05676855895197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34" calcext:value-type="float">
            <text:p>34</text:p>
          </table:table-cell>
          <table:table-cell office:value-type="float" office:value="2.96943231441048" calcext:value-type="float">
            <text:p>2.96943231441048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34" calcext:value-type="float">
            <text:p>34</text:p>
          </table:table-cell>
          <table:table-cell office:value-type="float" office:value="2.96943231441048" calcext:value-type="float">
            <text:p>2.96943231441048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34" calcext:value-type="float">
            <text:p>34</text:p>
          </table:table-cell>
          <table:table-cell office:value-type="float" office:value="2.96943231441048" calcext:value-type="float">
            <text:p>2.96943231441048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32" calcext:value-type="float">
            <text:p>32</text:p>
          </table:table-cell>
          <table:table-cell office:value-type="float" office:value="2.79475982532751" calcext:value-type="float">
            <text:p>2.79475982532751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31" calcext:value-type="float">
            <text:p>31</text:p>
          </table:table-cell>
          <table:table-cell office:value-type="float" office:value="2.70742358078603" calcext:value-type="float">
            <text:p>2.70742358078603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30" calcext:value-type="float">
            <text:p>30</text:p>
          </table:table-cell>
          <table:table-cell office:value-type="float" office:value="2.62008733624454" calcext:value-type="float">
            <text:p>2.62008733624454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30" calcext:value-type="float">
            <text:p>30</text:p>
          </table:table-cell>
          <table:table-cell office:value-type="float" office:value="2.62008733624454" calcext:value-type="float">
            <text:p>2.62008733624454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26" calcext:value-type="float">
            <text:p>26</text:p>
          </table:table-cell>
          <table:table-cell office:value-type="float" office:value="2.2707423580786" calcext:value-type="float">
            <text:p>2.2707423580786</text:p>
          </table:table-cell>
        </table:table-row>
      </table:table>
      <table:table table:name="8-14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78" calcext:value-type="float">
            <text:p>78</text:p>
          </table:table-cell>
          <table:table-cell office:value-type="float" office:value="4.51127819548872" calcext:value-type="float">
            <text:p>4.51127819548872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69" calcext:value-type="float">
            <text:p>69</text:p>
          </table:table-cell>
          <table:table-cell office:value-type="float" office:value="3.99074609600925" calcext:value-type="float">
            <text:p>3.99074609600925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69" calcext:value-type="float">
            <text:p>69</text:p>
          </table:table-cell>
          <table:table-cell office:value-type="float" office:value="3.99074609600925" calcext:value-type="float">
            <text:p>3.99074609600925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69" calcext:value-type="float">
            <text:p>69</text:p>
          </table:table-cell>
          <table:table-cell office:value-type="float" office:value="3.99074609600925" calcext:value-type="float">
            <text:p>3.99074609600925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68" calcext:value-type="float">
            <text:p>68</text:p>
          </table:table-cell>
          <table:table-cell office:value-type="float" office:value="3.93290919606709" calcext:value-type="float">
            <text:p>3.93290919606709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67" calcext:value-type="float">
            <text:p>67</text:p>
          </table:table-cell>
          <table:table-cell office:value-type="float" office:value="3.87507229612493" calcext:value-type="float">
            <text:p>3.87507229612493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66" calcext:value-type="float">
            <text:p>66</text:p>
          </table:table-cell>
          <table:table-cell office:value-type="float" office:value="3.81723539618276" calcext:value-type="float">
            <text:p>3.81723539618276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64" calcext:value-type="float">
            <text:p>64</text:p>
          </table:table-cell>
          <table:table-cell office:value-type="float" office:value="3.70156159629844" calcext:value-type="float">
            <text:p>3.70156159629844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64" calcext:value-type="float">
            <text:p>64</text:p>
          </table:table-cell>
          <table:table-cell office:value-type="float" office:value="3.70156159629844" calcext:value-type="float">
            <text:p>3.70156159629844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63" calcext:value-type="float">
            <text:p>63</text:p>
          </table:table-cell>
          <table:table-cell office:value-type="float" office:value="3.64372469635628" calcext:value-type="float">
            <text:p>3.64372469635628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63" calcext:value-type="float">
            <text:p>63</text:p>
          </table:table-cell>
          <table:table-cell office:value-type="float" office:value="3.64372469635628" calcext:value-type="float">
            <text:p>3.64372469635628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61" calcext:value-type="float">
            <text:p>61</text:p>
          </table:table-cell>
          <table:table-cell office:value-type="float" office:value="3.52805089647195" calcext:value-type="float">
            <text:p>3.52805089647195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61" calcext:value-type="float">
            <text:p>61</text:p>
          </table:table-cell>
          <table:table-cell office:value-type="float" office:value="3.52805089647195" calcext:value-type="float">
            <text:p>3.52805089647195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61" calcext:value-type="float">
            <text:p>61</text:p>
          </table:table-cell>
          <table:table-cell office:value-type="float" office:value="3.52805089647195" calcext:value-type="float">
            <text:p>3.52805089647195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61" calcext:value-type="float">
            <text:p>61</text:p>
          </table:table-cell>
          <table:table-cell office:value-type="float" office:value="3.52805089647195" calcext:value-type="float">
            <text:p>3.52805089647195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58" calcext:value-type="float">
            <text:p>58</text:p>
          </table:table-cell>
          <table:table-cell office:value-type="float" office:value="3.35454019664546" calcext:value-type="float">
            <text:p>3.35454019664546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58" calcext:value-type="float">
            <text:p>58</text:p>
          </table:table-cell>
          <table:table-cell office:value-type="float" office:value="3.35454019664546" calcext:value-type="float">
            <text:p>3.35454019664546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57" calcext:value-type="float">
            <text:p>57</text:p>
          </table:table-cell>
          <table:table-cell office:value-type="float" office:value="3.2967032967033" calcext:value-type="float">
            <text:p>3.2967032967033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56" calcext:value-type="float">
            <text:p>56</text:p>
          </table:table-cell>
          <table:table-cell office:value-type="float" office:value="3.23886639676113" calcext:value-type="float">
            <text:p>3.23886639676113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55" calcext:value-type="float">
            <text:p>55</text:p>
          </table:table-cell>
          <table:table-cell office:value-type="float" office:value="3.18102949681897" calcext:value-type="float">
            <text:p>3.18102949681897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55" calcext:value-type="float">
            <text:p>55</text:p>
          </table:table-cell>
          <table:table-cell office:value-type="float" office:value="3.18102949681897" calcext:value-type="float">
            <text:p>3.18102949681897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55" calcext:value-type="float">
            <text:p>55</text:p>
          </table:table-cell>
          <table:table-cell office:value-type="float" office:value="3.18102949681897" calcext:value-type="float">
            <text:p>3.18102949681897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52" calcext:value-type="float">
            <text:p>52</text:p>
          </table:table-cell>
          <table:table-cell office:value-type="float" office:value="3.00751879699248" calcext:value-type="float">
            <text:p>3.00751879699248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52" calcext:value-type="float">
            <text:p>52</text:p>
          </table:table-cell>
          <table:table-cell office:value-type="float" office:value="3.00751879699248" calcext:value-type="float">
            <text:p>3.00751879699248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52" calcext:value-type="float">
            <text:p>52</text:p>
          </table:table-cell>
          <table:table-cell office:value-type="float" office:value="3.00751879699248" calcext:value-type="float">
            <text:p>3.00751879699248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51" calcext:value-type="float">
            <text:p>51</text:p>
          </table:table-cell>
          <table:table-cell office:value-type="float" office:value="2.94968189705032" calcext:value-type="float">
            <text:p>2.94968189705032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50" calcext:value-type="float">
            <text:p>50</text:p>
          </table:table-cell>
          <table:table-cell office:value-type="float" office:value="2.89184499710816" calcext:value-type="float">
            <text:p>2.89184499710816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50" calcext:value-type="float">
            <text:p>50</text:p>
          </table:table-cell>
          <table:table-cell office:value-type="float" office:value="2.89184499710816" calcext:value-type="float">
            <text:p>2.89184499710816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44" calcext:value-type="float">
            <text:p>44</text:p>
          </table:table-cell>
          <table:table-cell office:value-type="float" office:value="2.54482359745518" calcext:value-type="float">
            <text:p>2.54482359745518</text:p>
          </table:table-cell>
        </table:table-row>
      </table:table>
      <table:table table:name="15-2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77" calcext:value-type="float">
            <text:p>77</text:p>
          </table:table-cell>
          <table:table-cell office:value-type="float" office:value="4.04624277456647" calcext:value-type="float">
            <text:p>4.04624277456647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76" calcext:value-type="float">
            <text:p>76</text:p>
          </table:table-cell>
          <table:table-cell office:value-type="float" office:value="3.99369416710457" calcext:value-type="float">
            <text:p>3.99369416710457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75" calcext:value-type="float">
            <text:p>75</text:p>
          </table:table-cell>
          <table:table-cell office:value-type="float" office:value="3.94114555964267" calcext:value-type="float">
            <text:p>3.94114555964267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75" calcext:value-type="float">
            <text:p>75</text:p>
          </table:table-cell>
          <table:table-cell office:value-type="float" office:value="3.94114555964267" calcext:value-type="float">
            <text:p>3.94114555964267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75" calcext:value-type="float">
            <text:p>75</text:p>
          </table:table-cell>
          <table:table-cell office:value-type="float" office:value="3.94114555964267" calcext:value-type="float">
            <text:p>3.94114555964267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75" calcext:value-type="float">
            <text:p>75</text:p>
          </table:table-cell>
          <table:table-cell office:value-type="float" office:value="3.94114555964267" calcext:value-type="float">
            <text:p>3.94114555964267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73" calcext:value-type="float">
            <text:p>73</text:p>
          </table:table-cell>
          <table:table-cell office:value-type="float" office:value="3.83604834471887" calcext:value-type="float">
            <text:p>3.83604834471887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72" calcext:value-type="float">
            <text:p>72</text:p>
          </table:table-cell>
          <table:table-cell office:value-type="float" office:value="3.78349973725696" calcext:value-type="float">
            <text:p>3.78349973725696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72" calcext:value-type="float">
            <text:p>72</text:p>
          </table:table-cell>
          <table:table-cell office:value-type="float" office:value="3.78349973725696" calcext:value-type="float">
            <text:p>3.78349973725696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71" calcext:value-type="float">
            <text:p>71</text:p>
          </table:table-cell>
          <table:table-cell office:value-type="float" office:value="3.73095112979506" calcext:value-type="float">
            <text:p>3.73095112979506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70" calcext:value-type="float">
            <text:p>70</text:p>
          </table:table-cell>
          <table:table-cell office:value-type="float" office:value="3.67840252233316" calcext:value-type="float">
            <text:p>3.67840252233316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70" calcext:value-type="float">
            <text:p>70</text:p>
          </table:table-cell>
          <table:table-cell office:value-type="float" office:value="3.67840252233316" calcext:value-type="float">
            <text:p>3.67840252233316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69" calcext:value-type="float">
            <text:p>69</text:p>
          </table:table-cell>
          <table:table-cell office:value-type="float" office:value="3.62585391487126" calcext:value-type="float">
            <text:p>3.62585391487126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69" calcext:value-type="float">
            <text:p>69</text:p>
          </table:table-cell>
          <table:table-cell office:value-type="float" office:value="3.62585391487126" calcext:value-type="float">
            <text:p>3.62585391487126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67" calcext:value-type="float">
            <text:p>67</text:p>
          </table:table-cell>
          <table:table-cell office:value-type="float" office:value="3.52075669994745" calcext:value-type="float">
            <text:p>3.52075669994745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64" calcext:value-type="float">
            <text:p>64</text:p>
          </table:table-cell>
          <table:table-cell office:value-type="float" office:value="3.36311087756174" calcext:value-type="float">
            <text:p>3.36311087756174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64" calcext:value-type="float">
            <text:p>64</text:p>
          </table:table-cell>
          <table:table-cell office:value-type="float" office:value="3.36311087756174" calcext:value-type="float">
            <text:p>3.36311087756174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64" calcext:value-type="float">
            <text:p>64</text:p>
          </table:table-cell>
          <table:table-cell office:value-type="float" office:value="3.36311087756174" calcext:value-type="float">
            <text:p>3.36311087756174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63" calcext:value-type="float">
            <text:p>63</text:p>
          </table:table-cell>
          <table:table-cell office:value-type="float" office:value="3.31056227009984" calcext:value-type="float">
            <text:p>3.31056227009984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63" calcext:value-type="float">
            <text:p>63</text:p>
          </table:table-cell>
          <table:table-cell office:value-type="float" office:value="3.31056227009984" calcext:value-type="float">
            <text:p>3.31056227009984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63" calcext:value-type="float">
            <text:p>63</text:p>
          </table:table-cell>
          <table:table-cell office:value-type="float" office:value="3.31056227009984" calcext:value-type="float">
            <text:p>3.31056227009984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60" calcext:value-type="float">
            <text:p>60</text:p>
          </table:table-cell>
          <table:table-cell office:value-type="float" office:value="3.15291644771414" calcext:value-type="float">
            <text:p>3.15291644771414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57" calcext:value-type="float">
            <text:p>57</text:p>
          </table:table-cell>
          <table:table-cell office:value-type="float" office:value="2.99527062532843" calcext:value-type="float">
            <text:p>2.99527062532843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56" calcext:value-type="float">
            <text:p>56</text:p>
          </table:table-cell>
          <table:table-cell office:value-type="float" office:value="2.94272201786653" calcext:value-type="float">
            <text:p>2.94272201786653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55" calcext:value-type="float">
            <text:p>55</text:p>
          </table:table-cell>
          <table:table-cell office:value-type="float" office:value="2.89017341040462" calcext:value-type="float">
            <text:p>2.89017341040462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54" calcext:value-type="float">
            <text:p>54</text:p>
          </table:table-cell>
          <table:table-cell office:value-type="float" office:value="2.83762480294272" calcext:value-type="float">
            <text:p>2.83762480294272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52" calcext:value-type="float">
            <text:p>52</text:p>
          </table:table-cell>
          <table:table-cell office:value-type="float" office:value="2.73252758801892" calcext:value-type="float">
            <text:p>2.73252758801892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52" calcext:value-type="float">
            <text:p>52</text:p>
          </table:table-cell>
          <table:table-cell office:value-type="float" office:value="2.73252758801892" calcext:value-type="float">
            <text:p>2.73252758801892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50" calcext:value-type="float">
            <text:p>50</text:p>
          </table:table-cell>
          <table:table-cell office:value-type="float" office:value="2.62743037309511" calcext:value-type="float">
            <text:p>2.62743037309511</text:p>
          </table:table-cell>
        </table:table-row>
      </table:table>
      <table:table table:name="23-26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44" calcext:value-type="float">
            <text:p>44</text:p>
          </table:table-cell>
          <table:table-cell office:value-type="float" office:value="4.30950048971596" calcext:value-type="float">
            <text:p>4.30950048971596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43" calcext:value-type="float">
            <text:p>43</text:p>
          </table:table-cell>
          <table:table-cell office:value-type="float" office:value="4.21155729676787" calcext:value-type="float">
            <text:p>4.21155729676787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42" calcext:value-type="float">
            <text:p>42</text:p>
          </table:table-cell>
          <table:table-cell office:value-type="float" office:value="4.11361410381978" calcext:value-type="float">
            <text:p>4.11361410381978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41" calcext:value-type="float">
            <text:p>41</text:p>
          </table:table-cell>
          <table:table-cell office:value-type="float" office:value="4.0156709108717" calcext:value-type="float">
            <text:p>4.0156709108717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41" calcext:value-type="float">
            <text:p>41</text:p>
          </table:table-cell>
          <table:table-cell office:value-type="float" office:value="4.0156709108717" calcext:value-type="float">
            <text:p>4.0156709108717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40" calcext:value-type="float">
            <text:p>40</text:p>
          </table:table-cell>
          <table:table-cell office:value-type="float" office:value="3.9177277179236" calcext:value-type="float">
            <text:p>3.9177277179236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39" calcext:value-type="float">
            <text:p>39</text:p>
          </table:table-cell>
          <table:table-cell office:value-type="float" office:value="3.81978452497551" calcext:value-type="float">
            <text:p>3.81978452497551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38" calcext:value-type="float">
            <text:p>38</text:p>
          </table:table-cell>
          <table:table-cell office:value-type="float" office:value="3.72184133202742" calcext:value-type="float">
            <text:p>3.72184133202742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37" calcext:value-type="float">
            <text:p>37</text:p>
          </table:table-cell>
          <table:table-cell office:value-type="float" office:value="3.62389813907933" calcext:value-type="float">
            <text:p>3.62389813907933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37" calcext:value-type="float">
            <text:p>37</text:p>
          </table:table-cell>
          <table:table-cell office:value-type="float" office:value="3.62389813907933" calcext:value-type="float">
            <text:p>3.62389813907933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37" calcext:value-type="float">
            <text:p>37</text:p>
          </table:table-cell>
          <table:table-cell office:value-type="float" office:value="3.62389813907933" calcext:value-type="float">
            <text:p>3.62389813907933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37" calcext:value-type="float">
            <text:p>37</text:p>
          </table:table-cell>
          <table:table-cell office:value-type="float" office:value="3.62389813907933" calcext:value-type="float">
            <text:p>3.62389813907933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37" calcext:value-type="float">
            <text:p>37</text:p>
          </table:table-cell>
          <table:table-cell office:value-type="float" office:value="3.62389813907933" calcext:value-type="float">
            <text:p>3.62389813907933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37" calcext:value-type="float">
            <text:p>37</text:p>
          </table:table-cell>
          <table:table-cell office:value-type="float" office:value="3.62389813907933" calcext:value-type="float">
            <text:p>3.62389813907933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35" calcext:value-type="float">
            <text:p>35</text:p>
          </table:table-cell>
          <table:table-cell office:value-type="float" office:value="3.42801175318315" calcext:value-type="float">
            <text:p>3.42801175318315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35" calcext:value-type="float">
            <text:p>35</text:p>
          </table:table-cell>
          <table:table-cell office:value-type="float" office:value="3.42801175318315" calcext:value-type="float">
            <text:p>3.42801175318315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35" calcext:value-type="float">
            <text:p>35</text:p>
          </table:table-cell>
          <table:table-cell office:value-type="float" office:value="3.42801175318315" calcext:value-type="float">
            <text:p>3.42801175318315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34" calcext:value-type="float">
            <text:p>34</text:p>
          </table:table-cell>
          <table:table-cell office:value-type="float" office:value="3.33006856023506" calcext:value-type="float">
            <text:p>3.33006856023506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34" calcext:value-type="float">
            <text:p>34</text:p>
          </table:table-cell>
          <table:table-cell office:value-type="float" office:value="3.33006856023506" calcext:value-type="float">
            <text:p>3.33006856023506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34" calcext:value-type="float">
            <text:p>34</text:p>
          </table:table-cell>
          <table:table-cell office:value-type="float" office:value="3.33006856023506" calcext:value-type="float">
            <text:p>3.33006856023506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33" calcext:value-type="float">
            <text:p>33</text:p>
          </table:table-cell>
          <table:table-cell office:value-type="float" office:value="3.23212536728697" calcext:value-type="float">
            <text:p>3.23212536728697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33" calcext:value-type="float">
            <text:p>33</text:p>
          </table:table-cell>
          <table:table-cell office:value-type="float" office:value="3.23212536728697" calcext:value-type="float">
            <text:p>3.23212536728697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32" calcext:value-type="float">
            <text:p>32</text:p>
          </table:table-cell>
          <table:table-cell office:value-type="float" office:value="3.13418217433888" calcext:value-type="float">
            <text:p>3.13418217433888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32" calcext:value-type="float">
            <text:p>32</text:p>
          </table:table-cell>
          <table:table-cell office:value-type="float" office:value="3.13418217433888" calcext:value-type="float">
            <text:p>3.13418217433888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31" calcext:value-type="float">
            <text:p>31</text:p>
          </table:table-cell>
          <table:table-cell office:value-type="float" office:value="3.03623898139079" calcext:value-type="float">
            <text:p>3.03623898139079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30" calcext:value-type="float">
            <text:p>30</text:p>
          </table:table-cell>
          <table:table-cell office:value-type="float" office:value="2.9382957884427" calcext:value-type="float">
            <text:p>2.9382957884427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27" calcext:value-type="float">
            <text:p>27</text:p>
          </table:table-cell>
          <table:table-cell office:value-type="float" office:value="2.64446620959843" calcext:value-type="float">
            <text:p>2.64446620959843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25" calcext:value-type="float">
            <text:p>25</text:p>
          </table:table-cell>
          <table:table-cell office:value-type="float" office:value="2.44857982370225" calcext:value-type="float">
            <text:p>2.44857982370225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21" calcext:value-type="float">
            <text:p>21</text:p>
          </table:table-cell>
          <table:table-cell office:value-type="float" office:value="2.05680705190989" calcext:value-type="float">
            <text:p>2.05680705190989</text:p>
          </table:table-cell>
        </table:table-row>
      </table:table>
      <table:table table:name="27-3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63" calcext:value-type="float">
            <text:p>63</text:p>
          </table:table-cell>
          <table:table-cell office:value-type="float" office:value="4.3963712491277" calcext:value-type="float">
            <text:p>4.3963712491277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57" calcext:value-type="float">
            <text:p>57</text:p>
          </table:table-cell>
          <table:table-cell office:value-type="float" office:value="3.97766922540126" calcext:value-type="float">
            <text:p>3.97766922540126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55" calcext:value-type="float">
            <text:p>55</text:p>
          </table:table-cell>
          <table:table-cell office:value-type="float" office:value="3.83810188415911" calcext:value-type="float">
            <text:p>3.83810188415911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55" calcext:value-type="float">
            <text:p>55</text:p>
          </table:table-cell>
          <table:table-cell office:value-type="float" office:value="3.83810188415911" calcext:value-type="float">
            <text:p>3.83810188415911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55" calcext:value-type="float">
            <text:p>55</text:p>
          </table:table-cell>
          <table:table-cell office:value-type="float" office:value="3.83810188415911" calcext:value-type="float">
            <text:p>3.83810188415911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54" calcext:value-type="float">
            <text:p>54</text:p>
          </table:table-cell>
          <table:table-cell office:value-type="float" office:value="3.76831821353803" calcext:value-type="float">
            <text:p>3.76831821353803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53" calcext:value-type="float">
            <text:p>53</text:p>
          </table:table-cell>
          <table:table-cell office:value-type="float" office:value="3.69853454291696" calcext:value-type="float">
            <text:p>3.69853454291696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52" calcext:value-type="float">
            <text:p>52</text:p>
          </table:table-cell>
          <table:table-cell office:value-type="float" office:value="3.62875087229588" calcext:value-type="float">
            <text:p>3.62875087229588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52" calcext:value-type="float">
            <text:p>52</text:p>
          </table:table-cell>
          <table:table-cell office:value-type="float" office:value="3.62875087229588" calcext:value-type="float">
            <text:p>3.62875087229588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52" calcext:value-type="float">
            <text:p>52</text:p>
          </table:table-cell>
          <table:table-cell office:value-type="float" office:value="3.62875087229588" calcext:value-type="float">
            <text:p>3.62875087229588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51" calcext:value-type="float">
            <text:p>51</text:p>
          </table:table-cell>
          <table:table-cell office:value-type="float" office:value="3.55896720167481" calcext:value-type="float">
            <text:p>3.55896720167481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51" calcext:value-type="float">
            <text:p>51</text:p>
          </table:table-cell>
          <table:table-cell office:value-type="float" office:value="3.55896720167481" calcext:value-type="float">
            <text:p>3.55896720167481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51" calcext:value-type="float">
            <text:p>51</text:p>
          </table:table-cell>
          <table:table-cell office:value-type="float" office:value="3.55896720167481" calcext:value-type="float">
            <text:p>3.55896720167481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50" calcext:value-type="float">
            <text:p>50</text:p>
          </table:table-cell>
          <table:table-cell office:value-type="float" office:value="3.48918353105373" calcext:value-type="float">
            <text:p>3.48918353105373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50" calcext:value-type="float">
            <text:p>50</text:p>
          </table:table-cell>
          <table:table-cell office:value-type="float" office:value="3.48918353105373" calcext:value-type="float">
            <text:p>3.48918353105373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50" calcext:value-type="float">
            <text:p>50</text:p>
          </table:table-cell>
          <table:table-cell office:value-type="float" office:value="3.48918353105373" calcext:value-type="float">
            <text:p>3.48918353105373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49" calcext:value-type="float">
            <text:p>49</text:p>
          </table:table-cell>
          <table:table-cell office:value-type="float" office:value="3.41939986043266" calcext:value-type="float">
            <text:p>3.41939986043266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48" calcext:value-type="float">
            <text:p>48</text:p>
          </table:table-cell>
          <table:table-cell office:value-type="float" office:value="3.34961618981158" calcext:value-type="float">
            <text:p>3.34961618981158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47" calcext:value-type="float">
            <text:p>47</text:p>
          </table:table-cell>
          <table:table-cell office:value-type="float" office:value="3.27983251919051" calcext:value-type="float">
            <text:p>3.27983251919051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46" calcext:value-type="float">
            <text:p>46</text:p>
          </table:table-cell>
          <table:table-cell office:value-type="float" office:value="3.21004884856943" calcext:value-type="float">
            <text:p>3.21004884856943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46" calcext:value-type="float">
            <text:p>46</text:p>
          </table:table-cell>
          <table:table-cell office:value-type="float" office:value="3.21004884856943" calcext:value-type="float">
            <text:p>3.21004884856943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46" calcext:value-type="float">
            <text:p>46</text:p>
          </table:table-cell>
          <table:table-cell office:value-type="float" office:value="3.21004884856943" calcext:value-type="float">
            <text:p>3.21004884856943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45" calcext:value-type="float">
            <text:p>45</text:p>
          </table:table-cell>
          <table:table-cell office:value-type="float" office:value="3.14026517794836" calcext:value-type="float">
            <text:p>3.14026517794836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45" calcext:value-type="float">
            <text:p>45</text:p>
          </table:table-cell>
          <table:table-cell office:value-type="float" office:value="3.14026517794836" calcext:value-type="float">
            <text:p>3.14026517794836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45" calcext:value-type="float">
            <text:p>45</text:p>
          </table:table-cell>
          <table:table-cell office:value-type="float" office:value="3.14026517794836" calcext:value-type="float">
            <text:p>3.14026517794836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43" calcext:value-type="float">
            <text:p>43</text:p>
          </table:table-cell>
          <table:table-cell office:value-type="float" office:value="3.00069783670621" calcext:value-type="float">
            <text:p>3.00069783670621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42" calcext:value-type="float">
            <text:p>42</text:p>
          </table:table-cell>
          <table:table-cell office:value-type="float" office:value="2.93091416608514" calcext:value-type="float">
            <text:p>2.93091416608514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41" calcext:value-type="float">
            <text:p>41</text:p>
          </table:table-cell>
          <table:table-cell office:value-type="float" office:value="2.86113049546406" calcext:value-type="float">
            <text:p>2.86113049546406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39" calcext:value-type="float">
            <text:p>39</text:p>
          </table:table-cell>
          <table:table-cell office:value-type="float" office:value="2.72156315422191" calcext:value-type="float">
            <text:p>2.72156315422191</text:p>
          </table:table-cell>
        </table:table-row>
      </table:table>
      <table:table table:name="33-39" table:style-name="ta1"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71" calcext:value-type="float">
            <text:p>71</text:p>
          </table:table-cell>
          <table:table-cell office:value-type="float" office:value="4.22619047619048" calcext:value-type="float">
            <text:p>4.22619047619048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69" calcext:value-type="float">
            <text:p>69</text:p>
          </table:table-cell>
          <table:table-cell office:value-type="float" office:value="4.10714285714286" calcext:value-type="float">
            <text:p>4.10714285714286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67" calcext:value-type="float">
            <text:p>67</text:p>
          </table:table-cell>
          <table:table-cell office:value-type="float" office:value="3.98809523809524" calcext:value-type="float">
            <text:p>3.98809523809524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66" calcext:value-type="float">
            <text:p>66</text:p>
          </table:table-cell>
          <table:table-cell office:value-type="float" office:value="3.92857142857143" calcext:value-type="float">
            <text:p>3.92857142857143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64" calcext:value-type="float">
            <text:p>64</text:p>
          </table:table-cell>
          <table:table-cell office:value-type="float" office:value="3.80952380952381" calcext:value-type="float">
            <text:p>3.80952380952381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64" calcext:value-type="float">
            <text:p>64</text:p>
          </table:table-cell>
          <table:table-cell office:value-type="float" office:value="3.80952380952381" calcext:value-type="float">
            <text:p>3.80952380952381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62" calcext:value-type="float">
            <text:p>62</text:p>
          </table:table-cell>
          <table:table-cell office:value-type="float" office:value="3.69047619047619" calcext:value-type="float">
            <text:p>3.69047619047619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61" calcext:value-type="float">
            <text:p>61</text:p>
          </table:table-cell>
          <table:table-cell office:value-type="float" office:value="3.63095238095238" calcext:value-type="float">
            <text:p>3.63095238095238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61" calcext:value-type="float">
            <text:p>61</text:p>
          </table:table-cell>
          <table:table-cell office:value-type="float" office:value="3.63095238095238" calcext:value-type="float">
            <text:p>3.63095238095238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61" calcext:value-type="float">
            <text:p>61</text:p>
          </table:table-cell>
          <table:table-cell office:value-type="float" office:value="3.63095238095238" calcext:value-type="float">
            <text:p>3.63095238095238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61" calcext:value-type="float">
            <text:p>61</text:p>
          </table:table-cell>
          <table:table-cell office:value-type="float" office:value="3.63095238095238" calcext:value-type="float">
            <text:p>3.63095238095238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61" calcext:value-type="float">
            <text:p>61</text:p>
          </table:table-cell>
          <table:table-cell office:value-type="float" office:value="3.63095238095238" calcext:value-type="float">
            <text:p>3.63095238095238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60" calcext:value-type="float">
            <text:p>60</text:p>
          </table:table-cell>
          <table:table-cell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59" calcext:value-type="float">
            <text:p>59</text:p>
          </table:table-cell>
          <table:table-cell office:value-type="float" office:value="3.51190476190476" calcext:value-type="float">
            <text:p>3.51190476190476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58" calcext:value-type="float">
            <text:p>58</text:p>
          </table:table-cell>
          <table:table-cell office:value-type="float" office:value="3.45238095238095" calcext:value-type="float">
            <text:p>3.45238095238095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58" calcext:value-type="float">
            <text:p>58</text:p>
          </table:table-cell>
          <table:table-cell office:value-type="float" office:value="3.45238095238095" calcext:value-type="float">
            <text:p>3.45238095238095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57" calcext:value-type="float">
            <text:p>57</text:p>
          </table:table-cell>
          <table:table-cell office:value-type="float" office:value="3.39285714285714" calcext:value-type="float">
            <text:p>3.39285714285714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57" calcext:value-type="float">
            <text:p>57</text:p>
          </table:table-cell>
          <table:table-cell office:value-type="float" office:value="3.39285714285714" calcext:value-type="float">
            <text:p>3.39285714285714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56" calcext:value-type="float">
            <text:p>56</text:p>
          </table:table-cell>
          <table:table-cell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55" calcext:value-type="float">
            <text:p>55</text:p>
          </table:table-cell>
          <table:table-cell office:value-type="float" office:value="3.27380952380952" calcext:value-type="float">
            <text:p>3.27380952380952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54" calcext:value-type="float">
            <text:p>54</text:p>
          </table:table-cell>
          <table:table-cell office:value-type="float" office:value="3.21428571428571" calcext:value-type="float">
            <text:p>3.21428571428571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53" calcext:value-type="float">
            <text:p>53</text:p>
          </table:table-cell>
          <table:table-cell office:value-type="float" office:value="3.1547619047619" calcext:value-type="float">
            <text:p>3.1547619047619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53" calcext:value-type="float">
            <text:p>53</text:p>
          </table:table-cell>
          <table:table-cell office:value-type="float" office:value="3.1547619047619" calcext:value-type="float">
            <text:p>3.1547619047619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52" calcext:value-type="float">
            <text:p>52</text:p>
          </table:table-cell>
          <table:table-cell office:value-type="float" office:value="3.0952380952381" calcext:value-type="float">
            <text:p>3.0952380952381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52" calcext:value-type="float">
            <text:p>52</text:p>
          </table:table-cell>
          <table:table-cell office:value-type="float" office:value="3.0952380952381" calcext:value-type="float">
            <text:p>3.0952380952381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50" calcext:value-type="float">
            <text:p>50</text:p>
          </table:table-cell>
          <table:table-cell office:value-type="float" office:value="2.97619047619048" calcext:value-type="float">
            <text:p>2.97619047619048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49" calcext:value-type="float">
            <text:p>49</text:p>
          </table:table-cell>
          <table:table-cell office:value-type="float" office:value="2.91666666666667" calcext:value-type="float">
            <text:p>2.91666666666667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49" calcext:value-type="float">
            <text:p>49</text:p>
          </table:table-cell>
          <table:table-cell office:value-type="float" office:value="2.91666666666667" calcext:value-type="float">
            <text:p>2.91666666666667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40" calcext:value-type="float">
            <text:p>40</text:p>
          </table:table-cell>
          <table:table-cell office:value-type="float" office:value="2.38095238095238" calcext:value-type="float">
            <text:p>2.38095238095238</text:p>
          </table:table-cell>
        </table:table-row>
      </table:table>
      <table:table table:name="40-55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132" calcext:value-type="float">
            <text:p>132</text:p>
          </table:table-cell>
          <table:table-cell office:value-type="float" office:value="3.98069963811821" calcext:value-type="float">
            <text:p>3.98069963811821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131" calcext:value-type="float">
            <text:p>131</text:p>
          </table:table-cell>
          <table:table-cell office:value-type="float" office:value="3.95054282267793" calcext:value-type="float">
            <text:p>3.95054282267793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131" calcext:value-type="float">
            <text:p>131</text:p>
          </table:table-cell>
          <table:table-cell office:value-type="float" office:value="3.95054282267793" calcext:value-type="float">
            <text:p>3.95054282267793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130" calcext:value-type="float">
            <text:p>130</text:p>
          </table:table-cell>
          <table:table-cell office:value-type="float" office:value="3.92038600723764" calcext:value-type="float">
            <text:p>3.92038600723764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126" calcext:value-type="float">
            <text:p>126</text:p>
          </table:table-cell>
          <table:table-cell office:value-type="float" office:value="3.79975874547648" calcext:value-type="float">
            <text:p>3.79975874547648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123" calcext:value-type="float">
            <text:p>123</text:p>
          </table:table-cell>
          <table:table-cell office:value-type="float" office:value="3.70928829915561" calcext:value-type="float">
            <text:p>3.70928829915561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122" calcext:value-type="float">
            <text:p>122</text:p>
          </table:table-cell>
          <table:table-cell office:value-type="float" office:value="3.67913148371532" calcext:value-type="float">
            <text:p>3.67913148371532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122" calcext:value-type="float">
            <text:p>122</text:p>
          </table:table-cell>
          <table:table-cell office:value-type="float" office:value="3.67913148371532" calcext:value-type="float">
            <text:p>3.67913148371532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120" calcext:value-type="float">
            <text:p>120</text:p>
          </table:table-cell>
          <table:table-cell office:value-type="float" office:value="3.61881785283474" calcext:value-type="float">
            <text:p>3.61881785283474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120" calcext:value-type="float">
            <text:p>120</text:p>
          </table:table-cell>
          <table:table-cell office:value-type="float" office:value="3.61881785283474" calcext:value-type="float">
            <text:p>3.61881785283474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119" calcext:value-type="float">
            <text:p>119</text:p>
          </table:table-cell>
          <table:table-cell office:value-type="float" office:value="3.58866103739445" calcext:value-type="float">
            <text:p>3.58866103739445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116" calcext:value-type="float">
            <text:p>116</text:p>
          </table:table-cell>
          <table:table-cell office:value-type="float" office:value="3.49819059107358" calcext:value-type="float">
            <text:p>3.49819059107358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116" calcext:value-type="float">
            <text:p>116</text:p>
          </table:table-cell>
          <table:table-cell office:value-type="float" office:value="3.49819059107358" calcext:value-type="float">
            <text:p>3.49819059107358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114" calcext:value-type="float">
            <text:p>114</text:p>
          </table:table-cell>
          <table:table-cell office:value-type="float" office:value="3.437876960193" calcext:value-type="float">
            <text:p>3.437876960193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113" calcext:value-type="float">
            <text:p>113</text:p>
          </table:table-cell>
          <table:table-cell office:value-type="float" office:value="3.40772014475271" calcext:value-type="float">
            <text:p>3.40772014475271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113" calcext:value-type="float">
            <text:p>113</text:p>
          </table:table-cell>
          <table:table-cell office:value-type="float" office:value="3.40772014475271" calcext:value-type="float">
            <text:p>3.40772014475271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111" calcext:value-type="float">
            <text:p>111</text:p>
          </table:table-cell>
          <table:table-cell office:value-type="float" office:value="3.34740651387214" calcext:value-type="float">
            <text:p>3.34740651387214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111" calcext:value-type="float">
            <text:p>111</text:p>
          </table:table-cell>
          <table:table-cell office:value-type="float" office:value="3.34740651387214" calcext:value-type="float">
            <text:p>3.34740651387214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110" calcext:value-type="float">
            <text:p>110</text:p>
          </table:table-cell>
          <table:table-cell office:value-type="float" office:value="3.31724969843185" calcext:value-type="float">
            <text:p>3.31724969843185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109" calcext:value-type="float">
            <text:p>109</text:p>
          </table:table-cell>
          <table:table-cell office:value-type="float" office:value="3.28709288299156" calcext:value-type="float">
            <text:p>3.28709288299156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109" calcext:value-type="float">
            <text:p>109</text:p>
          </table:table-cell>
          <table:table-cell office:value-type="float" office:value="3.28709288299156" calcext:value-type="float">
            <text:p>3.28709288299156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108" calcext:value-type="float">
            <text:p>108</text:p>
          </table:table-cell>
          <table:table-cell office:value-type="float" office:value="3.25693606755127" calcext:value-type="float">
            <text:p>3.25693606755127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107" calcext:value-type="float">
            <text:p>107</text:p>
          </table:table-cell>
          <table:table-cell office:value-type="float" office:value="3.22677925211098" calcext:value-type="float">
            <text:p>3.22677925211098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106" calcext:value-type="float">
            <text:p>106</text:p>
          </table:table-cell>
          <table:table-cell office:value-type="float" office:value="3.19662243667069" calcext:value-type="float">
            <text:p>3.19662243667069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106" calcext:value-type="float">
            <text:p>106</text:p>
          </table:table-cell>
          <table:table-cell office:value-type="float" office:value="3.19662243667069" calcext:value-type="float">
            <text:p>3.19662243667069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100" calcext:value-type="float">
            <text:p>100</text:p>
          </table:table-cell>
          <table:table-cell office:value-type="float" office:value="3.01568154402895" calcext:value-type="float">
            <text:p>3.01568154402895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99" calcext:value-type="float">
            <text:p>99</text:p>
          </table:table-cell>
          <table:table-cell office:value-type="float" office:value="2.98552472858866" calcext:value-type="float">
            <text:p>2.98552472858866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97" calcext:value-type="float">
            <text:p>97</text:p>
          </table:table-cell>
          <table:table-cell office:value-type="float" office:value="2.92521109770808" calcext:value-type="float">
            <text:p>2.92521109770808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95" calcext:value-type="float">
            <text:p>95</text:p>
          </table:table-cell>
          <table:table-cell office:value-type="float" office:value="2.8648974668275" calcext:value-type="float">
            <text:p>2.8648974668275</text:p>
          </table:table-cell>
        </table:table-row>
      </table:table>
      <table:table table:name="56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ᚫ</text:p>
          </table:table-cell>
          <table:table-cell office:value-type="float" office:value="7" calcext:value-type="float">
            <text:p>7</text:p>
          </table:table-cell>
          <table:table-cell office:value-type="float" office:value="8.23529411764706" calcext:value-type="float">
            <text:p>8.23529411764706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5" calcext:value-type="float">
            <text:p>5</text:p>
          </table:table-cell>
          <table:table-cell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5" calcext:value-type="float">
            <text:p>5</text:p>
          </table:table-cell>
          <table:table-cell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5" calcext:value-type="float">
            <text:p>5</text:p>
          </table:table-cell>
          <table:table-cell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5" calcext:value-type="float">
            <text:p>5</text:p>
          </table:table-cell>
          <table:table-cell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5" calcext:value-type="float">
            <text:p>5</text:p>
          </table:table-cell>
          <table:table-cell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4" calcext:value-type="float">
            <text:p>4</text:p>
          </table:table-cell>
          <table:table-cell office:value-type="float" office:value="4.70588235294118" calcext:value-type="float">
            <text:p>4.70588235294118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4" calcext:value-type="float">
            <text:p>4</text:p>
          </table:table-cell>
          <table:table-cell office:value-type="float" office:value="4.70588235294118" calcext:value-type="float">
            <text:p>4.70588235294118</text:p>
          </table:table-cell>
        </table:table-row>
        <table:table-row table:style-name="ro1">
          <table:table-cell office:value-type="string" calcext:value-type="string">
            <text:p>ᛄ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ᛡ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3" calcext:value-type="float">
            <text:p>3</text:p>
          </table:table-cell>
          <table:table-cell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2" calcext:value-type="float">
            <text:p>2</text:p>
          </table:table-cell>
          <table:table-cell office:value-type="float" office:value="2.35294117647059" calcext:value-type="float">
            <text:p>2.35294117647059</text:p>
          </table:table-cell>
        </table:table-row>
        <table:table-row table:style-name="ro1">
          <table:table-cell office:value-type="string" calcext:value-type="string">
            <text:p>ᛉ</text:p>
          </table:table-cell>
          <table:table-cell office:value-type="float" office:value="2" calcext:value-type="float">
            <text:p>2</text:p>
          </table:table-cell>
          <table:table-cell office:value-type="float" office:value="2.35294117647059" calcext:value-type="float">
            <text:p>2.35294117647059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2" calcext:value-type="float">
            <text:p>2</text:p>
          </table:table-cell>
          <table:table-cell office:value-type="float" office:value="2.35294117647059" calcext:value-type="float">
            <text:p>2.35294117647059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2" calcext:value-type="float">
            <text:p>2</text:p>
          </table:table-cell>
          <table:table-cell office:value-type="float" office:value="2.35294117647059" calcext:value-type="float">
            <text:p>2.35294117647059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2" calcext:value-type="float">
            <text:p>2</text:p>
          </table:table-cell>
          <table:table-cell office:value-type="float" office:value="2.35294117647059" calcext:value-type="float">
            <text:p>2.35294117647059</text:p>
          </table:table-cell>
        </table:table-row>
        <table:table-row table:style-name="ro1">
          <table:table-cell office:value-type="string" calcext:value-type="string">
            <text:p>ᛠ</text:p>
          </table:table-cell>
          <table:table-cell office:value-type="float" office:value="2" calcext:value-type="float">
            <text:p>2</text:p>
          </table:table-cell>
          <table:table-cell office:value-type="float" office:value="2.35294117647059" calcext:value-type="float">
            <text:p>2.35294117647059</text:p>
          </table:table-cell>
        </table:table-row>
        <table:table-row table:style-name="ro1">
          <table:table-cell office:value-type="string" calcext:value-type="string">
            <text:p>ᛟ</text:p>
          </table:table-cell>
          <table:table-cell office:value-type="float" office:value="1" calcext:value-type="float">
            <text:p>1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1" calcext:value-type="float">
            <text:p>1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1" calcext:value-type="float">
            <text:p>1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ᛇ</text:p>
          </table:table-cell>
          <table:table-cell office:value-type="float" office:value="1" calcext:value-type="float">
            <text:p>1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1" calcext:value-type="float">
            <text:p>1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1" calcext:value-type="float">
            <text:p>1</text:p>
          </table:table-cell>
          <table:table-cell office:value-type="float" office:value="1.17647058823529" calcext:value-type="float">
            <text:p>1.17647058823529</text:p>
          </table:table-cell>
        </table:table-row>
      </table:table>
      <table:table table:name="57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Occurrenc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ᛖ</text:p>
          </table:table-cell>
          <table:table-cell office:value-type="float" office:value="15" calcext:value-type="float">
            <text:p>15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string" calcext:value-type="string">
            <text:p>ᛁ</text:p>
          </table:table-cell>
          <table:table-cell office:value-type="float" office:value="9" calcext:value-type="float">
            <text:p>9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string" calcext:value-type="string">
            <text:p>ᚾ</text:p>
          </table:table-cell>
          <table:table-cell office:value-type="float" office:value="9" calcext:value-type="float">
            <text:p>9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string" calcext:value-type="string">
            <text:p>ᚱ</text:p>
          </table:table-cell>
          <table:table-cell office:value-type="float" office:value="7" calcext:value-type="float">
            <text:p>7</text:p>
          </table:table-cell>
          <table:table-cell office:value-type="float" office:value="7.29166666666667" calcext:value-type="float">
            <text:p>7.29166666666667</text:p>
          </table:table-cell>
        </table:table-row>
        <table:table-row table:style-name="ro1">
          <table:table-cell office:value-type="string" calcext:value-type="string">
            <text:p>ᚢ</text:p>
          </table:table-cell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ᚪ</text:p>
          </table:table-cell>
          <table:table-cell office:value-type="float" office:value="5" calcext:value-type="float">
            <text:p>5</text:p>
          </table:table-cell>
          <table:table-cell office:value-type="float" office:value="5.20833333333333" calcext:value-type="float">
            <text:p>5.20833333333333</text:p>
          </table:table-cell>
        </table:table-row>
        <table:table-row table:style-name="ro1">
          <table:table-cell office:value-type="string" calcext:value-type="string">
            <text:p>ᚳ</text:p>
          </table:table-cell>
          <table:table-cell office:value-type="float" office:value="5" calcext:value-type="float">
            <text:p>5</text:p>
          </table:table-cell>
          <table:table-cell office:value-type="float" office:value="5.20833333333333" calcext:value-type="float">
            <text:p>5.20833333333333</text:p>
          </table:table-cell>
        </table:table-row>
        <table:table-row table:style-name="ro1">
          <table:table-cell office:value-type="string" calcext:value-type="string">
            <text:p>ᛋ</text:p>
          </table:table-cell>
          <table:table-cell office:value-type="float" office:value="5" calcext:value-type="float">
            <text:p>5</text:p>
          </table:table-cell>
          <table:table-cell office:value-type="float" office:value="5.20833333333333" calcext:value-type="float">
            <text:p>5.20833333333333</text:p>
          </table:table-cell>
        </table:table-row>
        <table:table-row table:style-name="ro1">
          <table:table-cell office:value-type="string" calcext:value-type="string">
            <text:p>ᛏ</text:p>
          </table:table-cell>
          <table:table-cell office:value-type="float" office:value="5" calcext:value-type="float">
            <text:p>5</text:p>
          </table:table-cell>
          <table:table-cell office:value-type="float" office:value="5.20833333333333" calcext:value-type="float">
            <text:p>5.20833333333333</text:p>
          </table:table-cell>
        </table:table-row>
        <table:table-row table:style-name="ro1">
          <table:table-cell office:value-type="string" calcext:value-type="string">
            <text:p>ᚦ</text:p>
          </table:table-cell>
          <table:table-cell office:value-type="float" office:value="4" calcext:value-type="float">
            <text:p>4</text:p>
          </table:table-cell>
          <table:table-cell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string" calcext:value-type="string">
            <text:p>ᛞ</text:p>
          </table:table-cell>
          <table:table-cell office:value-type="float" office:value="4" calcext:value-type="float">
            <text:p>4</text:p>
          </table:table-cell>
          <table:table-cell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string" calcext:value-type="string">
            <text:p>ᛚ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ᚩ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ᚠ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ᚹ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ᛗ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ᛈ</text:p>
          </table:table-cell>
          <table:table-cell office:value-type="float" office:value="1" calcext:value-type="float">
            <text:p>1</text:p>
          </table:table-cell>
          <table:table-cell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ᛒ</text:p>
          </table:table-cell>
          <table:table-cell office:value-type="float" office:value="1" calcext:value-type="float">
            <text:p>1</text:p>
          </table:table-cell>
          <table:table-cell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ᛝ</text:p>
          </table:table-cell>
          <table:table-cell office:value-type="float" office:value="1" calcext:value-type="float">
            <text:p>1</text:p>
          </table:table-cell>
          <table:table-cell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ᚻ</text:p>
          </table:table-cell>
          <table:table-cell office:value-type="float" office:value="1" calcext:value-type="float">
            <text:p>1</text:p>
          </table:table-cell>
          <table:table-cell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ᚣ</text:p>
          </table:table-cell>
          <table:table-cell office:value-type="float" office:value="1" calcext:value-type="float">
            <text:p>1</text:p>
          </table:table-cell>
          <table:table-cell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ᚷ</text:p>
          </table:table-cell>
          <table:table-cell office:value-type="float" office:value="1" calcext:value-type="float">
            <text:p>1</text:p>
          </table:table-cell>
          <table:table-cell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␗</text:p>
          </table:table-cell>
          <table:table-cell office:value-type="float" office:value="1" calcext:value-type="float">
            <text:p>1</text:p>
          </table:table-cell>
          <table:table-cell office:value-type="float" office:value="1.04166666666667" calcext:value-type="float">
            <text:p>1.041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22:50:04.192852989</meta:creation-date>
    <dc:date>2024-12-23T12:34:12.389908290</dc:date>
    <meta:editing-duration>PT12H58M41S</meta:editing-duration>
    <meta:editing-cycles>11</meta:editing-cycles>
    <meta:generator>LibreOffice/24.2.7.2$Linux_X86_64 LibreOffice_project/420$Build-2</meta:generator>
    <meta:document-statistic meta:table-count="12" meta:cell-count="1062" meta:object-count="0"/>
  </office:meta>
</office:document-meta>
</file>